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3055in"/>
    </style:style>
    <style:style style:name="co11" style:family="table-column">
      <style:table-column-properties fo:break-before="auto" style:column-width="1.6102in"/>
    </style:style>
    <style:style style:name="co12" style:family="table-column">
      <style:table-column-properties fo:break-before="auto" style:column-width="1.2626in"/>
    </style:style>
    <style:style style:name="co13" style:family="table-column">
      <style:table-column-properties fo:break-before="auto" style:column-width="1.3709in"/>
    </style:style>
    <style:style style:name="co14" style:family="table-column">
      <style:table-column-properties fo:break-before="auto" style:column-width="1.0882in"/>
    </style:style>
    <style:style style:name="co15" style:family="table-column">
      <style:table-column-properties fo:break-before="auto" style:column-width="1.1319in"/>
    </style:style>
    <style:style style:name="co16" style:family="table-column">
      <style:table-column-properties fo:break-before="auto" style:column-width="6.5957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9043in"/>
    </style:style>
    <style:style style:name="co19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4"/>
        <table:table-column table:style-name="co17" table:default-cell-style-name="ce6"/>
        <table:table-column table:style-name="co17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2000" calcext:value-type="string">
            <text:p>00000000000000000000020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000</text:p>
          </table:table-cell>
          <table:table-cell table:style-name="Default" office:value-type="float" office:value="194993.47" calcext:value-type="float">
            <text:p>194993.47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2903" calcext:value-type="string">
            <text:p>00000000000000000000029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903</text:p>
          </table:table-cell>
          <table:table-cell table:style-name="Default" office:value-type="float" office:value="37552.43" calcext:value-type="float">
            <text:p>37552.43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303" calcext:value-type="string">
            <text:p>00000000000000000000023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303</text:p>
          </table:table-cell>
          <table:table-cell table:style-name="Default" office:value-type="float" office:value="18522.08" calcext:value-type="float">
            <text:p>18522.08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003" calcext:value-type="string">
            <text:p>00000000000000000000020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003</text:p>
          </table:table-cell>
          <table:table-cell table:style-name="Default" office:value-type="float" office:value="79165.85" calcext:value-type="float">
            <text:p>79165.85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3003" calcext:value-type="string">
            <text:p>00000000000000000000030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003</text:p>
          </table:table-cell>
          <table:table-cell table:style-name="Default" office:value-type="float" office:value="30312.57" calcext:value-type="float">
            <text:p>30312.57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3500" calcext:value-type="string">
            <text:p>00000000000000000000035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500</text:p>
          </table:table-cell>
          <table:table-cell table:style-name="Default" office:value-type="float" office:value="57142.2133333333" calcext:value-type="float">
            <text:p>57142.2133333333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509" calcext:value-type="string">
            <text:p>0000000000000000000004509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9</text:p>
          </table:table-cell>
          <table:table-cell table:style-name="Default" office:value-type="float" office:value="20953.35" calcext:value-type="float">
            <text:p>20953.35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3800" calcext:value-type="string">
            <text:p>00000000000000000000038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800</text:p>
          </table:table-cell>
          <table:table-cell table:style-name="Default" office:value-type="float" office:value="5502.09" calcext:value-type="float">
            <text:p>5502.09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1100" calcext:value-type="string">
            <text:p>0000000000000000000001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100</text:p>
          </table:table-cell>
          <table:table-cell table:style-name="Default" office:value-type="float" office:value="41101.45" calcext:value-type="float">
            <text:p>41101.45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2</text:p>
          </table:table-cell>
          <table:table-cell table:style-name="Default" office:value-type="float" office:value="20802.61" calcext:value-type="float">
            <text:p>20802.61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501" calcext:value-type="string">
            <text:p>00000000000000000000025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501</text:p>
          </table:table-cell>
          <table:table-cell table:style-name="Default" office:value-type="float" office:value="23824.81" calcext:value-type="float">
            <text:p>23824.81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203" calcext:value-type="string">
            <text:p>00000000000000000000032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203</text:p>
          </table:table-cell>
          <table:table-cell table:style-name="Default" office:value-type="float" office:value="81271.74" calcext:value-type="float">
            <text:p>81271.74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4501" calcext:value-type="string">
            <text:p>00000000000000000000045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1</text:p>
          </table:table-cell>
          <table:table-cell table:style-name="Default" office:value-type="float" office:value="117773.875" calcext:value-type="float">
            <text:p>117773.875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2902" calcext:value-type="string">
            <text:p>00000000000000000000029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902</text:p>
          </table:table-cell>
          <table:table-cell table:style-name="Default" office:value-type="float" office:value="48547.5" calcext:value-type="float">
            <text:p>48547.5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701" calcext:value-type="string">
            <text:p>00000000000000000000027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701</text:p>
          </table:table-cell>
          <table:table-cell table:style-name="Default" office:value-type="float" office:value="24951.52" calcext:value-type="float">
            <text:p>24951.52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2808" calcext:value-type="string">
            <text:p>0000000000000000000002808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8</text:p>
          </table:table-cell>
          <table:table-cell table:style-name="Default" office:value-type="float" office:value="7321.97" calcext:value-type="float">
            <text:p>7321.97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2102" calcext:value-type="string">
            <text:p>00000000000000000000021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102</text:p>
          </table:table-cell>
          <table:table-cell table:style-name="Default" office:value-type="float" office:value="15654.62" calcext:value-type="float">
            <text:p>15654.62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4503" calcext:value-type="string">
            <text:p>00000000000000000000045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3</text:p>
          </table:table-cell>
          <table:table-cell table:style-name="Default" office:value-type="float" office:value="146849.905" calcext:value-type="float">
            <text:p>146849.905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1200" calcext:value-type="string">
            <text:p>0000000000000000000001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200</text:p>
          </table:table-cell>
          <table:table-cell table:style-name="Default" office:value-type="float" office:value="23687.58" calcext:value-type="float">
            <text:p>23687.58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3304" calcext:value-type="string">
            <text:p>00000000000000000000033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304</text:p>
          </table:table-cell>
          <table:table-cell table:style-name="Default" office:value-type="float" office:value="49654.3733333333" calcext:value-type="float">
            <text:p>49654.3733333333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2502" calcext:value-type="string">
            <text:p>00000000000000000000025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502</text:p>
          </table:table-cell>
          <table:table-cell table:style-name="Default" office:value-type="float" office:value="16843.83" calcext:value-type="float">
            <text:p>16843.83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600" calcext:value-type="string">
            <text:p>00000000000000000000026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600</text:p>
          </table:table-cell>
          <table:table-cell table:style-name="Default" office:value-type="float" office:value="32773.71" calcext:value-type="float">
            <text:p>32773.71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4502" calcext:value-type="string">
            <text:p>00000000000000000000045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2</text:p>
          </table:table-cell>
          <table:table-cell table:style-name="Default" office:value-type="float" office:value="31414.0516666667" calcext:value-type="float">
            <text:p>31414.0516666667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400" calcext:value-type="string">
            <text:p>00000000000000000000034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400</text:p>
          </table:table-cell>
          <table:table-cell table:style-name="Default" office:value-type="float" office:value="41824.33" calcext:value-type="float">
            <text:p>41824.33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200" calcext:value-type="string">
            <text:p>0000000000000000000004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200</text:p>
          </table:table-cell>
          <table:table-cell table:style-name="Default" office:value-type="float" office:value="4496.72" calcext:value-type="float">
            <text:p>4496.72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2503" calcext:value-type="string">
            <text:p>00000000000000000000025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503</text:p>
          </table:table-cell>
          <table:table-cell table:style-name="Default" office:value-type="float" office:value="66556.18" calcext:value-type="float">
            <text:p>66556.18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4201" calcext:value-type="string">
            <text:p>00000000000000000000042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201</text:p>
          </table:table-cell>
          <table:table-cell table:style-name="Default" office:value-type="float" office:value="55530.95" calcext:value-type="float">
            <text:p>55530.95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4602" calcext:value-type="string">
            <text:p>00000000000000000000046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602</text:p>
          </table:table-cell>
          <table:table-cell table:style-name="Default" office:value-type="float" office:value="9411.44" calcext:value-type="float">
            <text:p>9411.44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2806" calcext:value-type="string">
            <text:p>00000000000000000000028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6</text:p>
          </table:table-cell>
          <table:table-cell table:style-name="Default" office:value-type="float" office:value="15628.04" calcext:value-type="float">
            <text:p>15628.04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3104" calcext:value-type="string">
            <text:p>00000000000000000000031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104</text:p>
          </table:table-cell>
          <table:table-cell table:style-name="Default" office:value-type="float" office:value="168991.4" calcext:value-type="float">
            <text:p>168991.4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2005" calcext:value-type="string">
            <text:p>00000000000000000000020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005</text:p>
          </table:table-cell>
          <table:table-cell table:style-name="Default" office:value-type="float" office:value="74159.49" calcext:value-type="float">
            <text:p>74159.49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3001" calcext:value-type="string">
            <text:p>00000000000000000000030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001</text:p>
          </table:table-cell>
          <table:table-cell table:style-name="Default" office:value-type="float" office:value="47633.5833333333" calcext:value-type="float">
            <text:p>47633.5833333333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103" calcext:value-type="string">
            <text:p>00000000000000000000031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103</text:p>
          </table:table-cell>
          <table:table-cell table:style-name="Default" office:value-type="float" office:value="35268.98" calcext:value-type="float">
            <text:p>35268.98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2104" calcext:value-type="string">
            <text:p>00000000000000000000021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104</text:p>
          </table:table-cell>
          <table:table-cell table:style-name="Default" office:value-type="float" office:value="2747.71" calcext:value-type="float">
            <text:p>2747.71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4505" calcext:value-type="string">
            <text:p>00000000000000000000045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5</text:p>
          </table:table-cell>
          <table:table-cell table:style-name="Default" office:value-type="float" office:value="83060.5166666667" calcext:value-type="float">
            <text:p>83060.5166666667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3600" calcext:value-type="string">
            <text:p>00000000000000000000036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600</text:p>
          </table:table-cell>
          <table:table-cell table:style-name="Default" office:value-type="float" office:value="4697.77" calcext:value-type="float">
            <text:p>4697.77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902" calcext:value-type="string">
            <text:p>00000000000000000000039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902</text:p>
          </table:table-cell>
          <table:table-cell table:style-name="Default" office:value-type="float" office:value="23280.34" calcext:value-type="float">
            <text:p>23280.34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3701" calcext:value-type="string">
            <text:p>00000000000000000000037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701</text:p>
          </table:table-cell>
          <table:table-cell table:style-name="Default" office:value-type="float" office:value="45004.62" calcext:value-type="float">
            <text:p>45004.62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200" calcext:value-type="string">
            <text:p>0000000000000000000003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200</text:p>
          </table:table-cell>
          <table:table-cell table:style-name="Default" office:value-type="float" office:value="43714.53" calcext:value-type="float">
            <text:p>43714.53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1301" calcext:value-type="string">
            <text:p>00000000000000000000013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301</text:p>
          </table:table-cell>
          <table:table-cell table:style-name="Default" office:value-type="float" office:value="39463.34" calcext:value-type="float">
            <text:p>39463.34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4202" calcext:value-type="string">
            <text:p>00000000000000000000042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202</text:p>
          </table:table-cell>
          <table:table-cell table:style-name="Default" office:value-type="float" office:value="75678.63" calcext:value-type="float">
            <text:p>75678.63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506" calcext:value-type="string">
            <text:p>00000000000000000000045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6</text:p>
          </table:table-cell>
          <table:table-cell table:style-name="Default" office:value-type="float" office:value="24531.16" calcext:value-type="float">
            <text:p>24531.16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2103" calcext:value-type="string">
            <text:p>00000000000000000000021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103</text:p>
          </table:table-cell>
          <table:table-cell table:style-name="Default" office:value-type="float" office:value="20727.21" calcext:value-type="float">
            <text:p>20727.21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001</text:p>
          </table:table-cell>
          <table:table-cell table:style-name="Default" office:value-type="float" office:value="10217.2766666667" calcext:value-type="float">
            <text:p>10217.2766666667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3201" calcext:value-type="string">
            <text:p>00000000000000000000032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201</text:p>
          </table:table-cell>
          <table:table-cell table:style-name="Default" office:value-type="float" office:value="245455.39" calcext:value-type="float">
            <text:p>245455.39</text:p>
          </table:table-cell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1300" calcext:value-type="string">
            <text:p>00000000000000000000013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300</text:p>
          </table:table-cell>
          <table:table-cell table:style-name="Default" office:value-type="float" office:value="2075.15" calcext:value-type="float">
            <text:p>2075.15</text:p>
          </table:table-cell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2905" calcext:value-type="string">
            <text:p>00000000000000000000029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905</text:p>
          </table:table-cell>
          <table:table-cell table:style-name="Default" office:value-type="float" office:value="9704.14" calcext:value-type="float">
            <text:p>9704.14</text:p>
          </table:table-cell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2200" calcext:value-type="string">
            <text:p>00000000000000000000022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200</text:p>
          </table:table-cell>
          <table:table-cell table:style-name="Default" office:value-type="float" office:value="15051.3" calcext:value-type="float">
            <text:p>15051.3</text:p>
          </table:table-cell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4500" calcext:value-type="string">
            <text:p>00000000000000000000045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0</text:p>
          </table:table-cell>
          <table:table-cell table:style-name="Default" office:value-type="float" office:value="35537.08" calcext:value-type="float">
            <text:p>35537.08</text:p>
          </table:table-cell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2106" calcext:value-type="string">
            <text:p>00000000000000000000021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106</text:p>
          </table:table-cell>
          <table:table-cell table:style-name="Default" office:value-type="float" office:value="4346.36" calcext:value-type="float">
            <text:p>4346.36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4800" calcext:value-type="string">
            <text:p>00000000000000000000048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800</text:p>
          </table:table-cell>
          <table:table-cell table:style-name="Default" office:value-type="float" office:value="6372.09" calcext:value-type="float">
            <text:p>6372.09</text:p>
          </table:table-cell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3601" calcext:value-type="string">
            <text:p>00000000000000000000036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601</text:p>
          </table:table-cell>
          <table:table-cell table:style-name="Default" office:value-type="float" office:value="14554.67" calcext:value-type="float">
            <text:p>14554.67</text:p>
          </table:table-cell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3305" calcext:value-type="string">
            <text:p>00000000000000000000033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305</text:p>
          </table:table-cell>
          <table:table-cell table:style-name="Default" office:value-type="float" office:value="25309.61" calcext:value-type="float">
            <text:p>25309.61</text:p>
          </table:table-cell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2304" calcext:value-type="string">
            <text:p>00000000000000000000023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304</text:p>
          </table:table-cell>
          <table:table-cell table:style-name="Default" office:value-type="float" office:value="50630.97" calcext:value-type="float">
            <text:p>50630.97</text:p>
          </table:table-cell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2602" calcext:value-type="string">
            <text:p>00000000000000000000026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602</text:p>
          </table:table-cell>
          <table:table-cell table:style-name="Default" office:value-type="float" office:value="15228.9" calcext:value-type="float">
            <text:p>15228.9</text:p>
          </table:table-cell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2901" calcext:value-type="string">
            <text:p>00000000000000000000029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901</text:p>
          </table:table-cell>
          <table:table-cell table:style-name="Default" office:value-type="float" office:value="48396.4183333333" calcext:value-type="float">
            <text:p>48396.4183333333</text:p>
          </table:table-cell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3802" calcext:value-type="string">
            <text:p>00000000000000000000038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802</text:p>
          </table:table-cell>
          <table:table-cell table:style-name="Default" office:value-type="float" office:value="35238.55" calcext:value-type="float">
            <text:p>35238.55</text:p>
          </table:table-cell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2300" calcext:value-type="string">
            <text:p>00000000000000000000023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300</text:p>
          </table:table-cell>
          <table:table-cell table:style-name="Default" office:value-type="float" office:value="9860.54" calcext:value-type="float">
            <text:p>9860.54</text:p>
          </table:table-cell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2800" calcext:value-type="string">
            <text:p>00000000000000000000028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0</text:p>
          </table:table-cell>
          <table:table-cell table:style-name="Default" office:value-type="float" office:value="5022.08" calcext:value-type="float">
            <text:p>5022.08</text:p>
          </table:table-cell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3101" calcext:value-type="string">
            <text:p>0000000000000000000003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101</text:p>
          </table:table-cell>
          <table:table-cell table:style-name="Default" office:value-type="float" office:value="22209.96" calcext:value-type="float">
            <text:p>22209.96</text:p>
          </table:table-cell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4203" calcext:value-type="string">
            <text:p>00000000000000000000042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203</text:p>
          </table:table-cell>
          <table:table-cell table:style-name="Default" office:value-type="float" office:value="151604.98" calcext:value-type="float">
            <text:p>151604.98</text:p>
          </table:table-cell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3301" calcext:value-type="string">
            <text:p>00000000000000000000033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301</text:p>
          </table:table-cell>
          <table:table-cell table:style-name="Default" office:value-type="float" office:value="16116.0316666667" calcext:value-type="float">
            <text:p>16116.0316666667</text:p>
          </table:table-cell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4102" calcext:value-type="string">
            <text:p>00000000000000000000041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102</text:p>
          </table:table-cell>
          <table:table-cell table:style-name="Default" office:value-type="float" office:value="18364.13" calcext:value-type="float">
            <text:p>18364.13</text:p>
          </table:table-cell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3100" calcext:value-type="string">
            <text:p>0000000000000000000003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100</text:p>
          </table:table-cell>
          <table:table-cell table:style-name="Default" office:value-type="float" office:value="21135.35" calcext:value-type="float">
            <text:p>21135.35</text:p>
          </table:table-cell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2402" calcext:value-type="string">
            <text:p>00000000000000000000024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2</text:p>
          </table:table-cell>
          <table:table-cell table:style-name="Default" office:value-type="float" office:value="98454.82" calcext:value-type="float">
            <text:p>98454.82</text:p>
          </table:table-cell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3602" calcext:value-type="string">
            <text:p>00000000000000000000036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602</text:p>
          </table:table-cell>
          <table:table-cell table:style-name="Default" office:value-type="float" office:value="11080.02" calcext:value-type="float">
            <text:p>11080.02</text:p>
          </table:table-cell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3903" calcext:value-type="string">
            <text:p>00000000000000000000039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903</text:p>
          </table:table-cell>
          <table:table-cell table:style-name="Default" office:value-type="float" office:value="8564.23" calcext:value-type="float">
            <text:p>8564.23</text:p>
          </table:table-cell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4504" calcext:value-type="string">
            <text:p>00000000000000000000045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4</text:p>
          </table:table-cell>
          <table:table-cell table:style-name="Default" office:value-type="float" office:value="20215.2283333333" calcext:value-type="float">
            <text:p>20215.2283333333</text:p>
          </table:table-cell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2002" calcext:value-type="string">
            <text:p>00000000000000000000020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002</text:p>
          </table:table-cell>
          <table:table-cell table:style-name="Default" office:value-type="float" office:value="201736.65" calcext:value-type="float">
            <text:p>201736.65</text:p>
          </table:table-cell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2500" calcext:value-type="string">
            <text:p>00000000000000000000025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500</text:p>
          </table:table-cell>
          <table:table-cell table:style-name="Default" office:value-type="float" office:value="10478.54" calcext:value-type="float">
            <text:p>10478.54</text:p>
          </table:table-cell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2105" calcext:value-type="string">
            <text:p>00000000000000000000021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105</text:p>
          </table:table-cell>
          <table:table-cell table:style-name="Default" office:value-type="float" office:value="7990.08" calcext:value-type="float">
            <text:p>7990.08</text:p>
          </table:table-cell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4103" calcext:value-type="string">
            <text:p>00000000000000000000041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103</text:p>
          </table:table-cell>
          <table:table-cell table:style-name="Default" office:value-type="float" office:value="13908.48" calcext:value-type="float">
            <text:p>13908.48</text:p>
          </table:table-cell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4002" calcext:value-type="string">
            <text:p>00000000000000000000040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002</text:p>
          </table:table-cell>
          <table:table-cell table:style-name="Default" office:value-type="float" office:value="44501.82" calcext:value-type="float">
            <text:p>44501.82</text:p>
          </table:table-cell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2805" calcext:value-type="string">
            <text:p>00000000000000000000028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5</text:p>
          </table:table-cell>
          <table:table-cell table:style-name="Default" office:value-type="float" office:value="9328.49" calcext:value-type="float">
            <text:p>9328.49</text:p>
          </table:table-cell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4601" calcext:value-type="string">
            <text:p>00000000000000000000046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601</text:p>
          </table:table-cell>
          <table:table-cell table:style-name="Default" office:value-type="float" office:value="46572.39" calcext:value-type="float">
            <text:p>46572.39</text:p>
          </table:table-cell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2400" calcext:value-type="string">
            <text:p>00000000000000000000024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0</text:p>
          </table:table-cell>
          <table:table-cell table:style-name="Default" office:value-type="float" office:value="80209.82" calcext:value-type="float">
            <text:p>80209.82</text:p>
          </table:table-cell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3300" calcext:value-type="string">
            <text:p>00000000000000000000033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300</text:p>
          </table:table-cell>
          <table:table-cell table:style-name="Default" office:value-type="float" office:value="27863.34" calcext:value-type="float">
            <text:p>27863.34</text:p>
          </table:table-cell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2405" calcext:value-type="string">
            <text:p>0000000000000000000002405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5</text:p>
          </table:table-cell>
          <table:table-cell table:style-name="Default" office:value-type="float" office:value="10773.59" calcext:value-type="float">
            <text:p>10773.59</text:p>
          </table:table-cell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2904" calcext:value-type="string">
            <text:p>00000000000000000000029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904</text:p>
          </table:table-cell>
          <table:table-cell table:style-name="Default" office:value-type="float" office:value="17994.49" calcext:value-type="float">
            <text:p>17994.49</text:p>
          </table:table-cell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2801" calcext:value-type="string">
            <text:p>00000000000000000000028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1</text:p>
          </table:table-cell>
          <table:table-cell table:style-name="Default" office:value-type="float" office:value="40476.74" calcext:value-type="float">
            <text:p>40476.74</text:p>
          </table:table-cell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4603" calcext:value-type="string">
            <text:p>00000000000000000000046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603</text:p>
          </table:table-cell>
          <table:table-cell table:style-name="Default" office:value-type="float" office:value="23454.05" calcext:value-type="float">
            <text:p>23454.05</text:p>
          </table:table-cell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4400" calcext:value-type="string">
            <text:p>00000000000000000000044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400</text:p>
          </table:table-cell>
          <table:table-cell table:style-name="Default" office:value-type="float" office:value="25743.72" calcext:value-type="float">
            <text:p>25743.72</text:p>
          </table:table-cell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2306" calcext:value-type="string">
            <text:p>00000000000000000000023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306</text:p>
          </table:table-cell>
          <table:table-cell table:style-name="Default" office:value-type="float" office:value="16932.4233333333" calcext:value-type="float">
            <text:p>16932.4233333333</text:p>
          </table:table-cell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1101" calcext:value-type="string">
            <text:p>0000000000000000000001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101</text:p>
          </table:table-cell>
          <table:table-cell table:style-name="Default" office:value-type="float" office:value="69943.14" calcext:value-type="float">
            <text:p>69943.14</text:p>
          </table:table-cell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3102" calcext:value-type="string">
            <text:p>00000000000000000000031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102</text:p>
          </table:table-cell>
          <table:table-cell table:style-name="Default" office:value-type="float" office:value="37113.74" calcext:value-type="float">
            <text:p>37113.74</text:p>
          </table:table-cell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2004" calcext:value-type="string">
            <text:p>00000000000000000000020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004</text:p>
          </table:table-cell>
          <table:table-cell table:style-name="Default" office:value-type="float" office:value="14696.23" calcext:value-type="float">
            <text:p>14696.23</text:p>
          </table:table-cell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4100" calcext:value-type="string">
            <text:p>0000000000000000000004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100</text:p>
          </table:table-cell>
          <table:table-cell table:style-name="Default" office:value-type="float" office:value="5320.2" calcext:value-type="float">
            <text:p>5320.2</text:p>
          </table:table-cell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2101" calcext:value-type="string">
            <text:p>0000000000000000000002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101</text:p>
          </table:table-cell>
          <table:table-cell table:style-name="Default" office:value-type="float" office:value="24256.36" calcext:value-type="float">
            <text:p>24256.36</text:p>
          </table:table-cell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4507" calcext:value-type="string">
            <text:p>0000000000000000000004507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7</text:p>
          </table:table-cell>
          <table:table-cell table:style-name="Default" office:value-type="float" office:value="31117.2016666667" calcext:value-type="float">
            <text:p>31117.2016666667</text:p>
          </table:table-cell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2906" calcext:value-type="string">
            <text:p>00000000000000000000029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906</text:p>
          </table:table-cell>
          <table:table-cell table:style-name="Default" office:value-type="float" office:value="35767.82" calcext:value-type="float">
            <text:p>35767.82</text:p>
          </table:table-cell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3702" calcext:value-type="string">
            <text:p>00000000000000000000037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702</text:p>
          </table:table-cell>
          <table:table-cell table:style-name="Default" office:value-type="float" office:value="47611.44" calcext:value-type="float">
            <text:p>47611.44</text:p>
          </table:table-cell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3801" calcext:value-type="string">
            <text:p>00000000000000000000038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801</text:p>
          </table:table-cell>
          <table:table-cell table:style-name="Default" office:value-type="float" office:value="27250.41" calcext:value-type="float">
            <text:p>27250.41</text:p>
          </table:table-cell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4600" calcext:value-type="string">
            <text:p>00000000000000000000046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600</text:p>
          </table:table-cell>
          <table:table-cell table:style-name="Default" office:value-type="float" office:value="9528.55" calcext:value-type="float">
            <text:p>9528.55</text:p>
          </table:table-cell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2601" calcext:value-type="string">
            <text:p>00000000000000000000026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601</text:p>
          </table:table-cell>
          <table:table-cell table:style-name="Default" office:value-type="float" office:value="30176.29" calcext:value-type="float">
            <text:p>30176.29</text:p>
          </table:table-cell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4000" calcext:value-type="string">
            <text:p>00000000000000000000040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000</text:p>
          </table:table-cell>
          <table:table-cell table:style-name="Default" office:value-type="float" office:value="18573.42" calcext:value-type="float">
            <text:p>18573.42</text:p>
          </table:table-cell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2407" calcext:value-type="string">
            <text:p>0000000000000000000002407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7</text:p>
          </table:table-cell>
          <table:table-cell table:style-name="Default" office:value-type="float" office:value="7100.42" calcext:value-type="float">
            <text:p>7100.42</text:p>
          </table:table-cell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3901" calcext:value-type="string">
            <text:p>00000000000000000000039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901</text:p>
          </table:table-cell>
          <table:table-cell table:style-name="Default" office:value-type="float" office:value="13391.77" calcext:value-type="float">
            <text:p>13391.77</text:p>
          </table:table-cell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2404" calcext:value-type="string">
            <text:p>00000000000000000000024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4</text:p>
          </table:table-cell>
          <table:table-cell table:style-name="Default" office:value-type="float" office:value="86185.4" calcext:value-type="float">
            <text:p>86185.4</text:p>
          </table:table-cell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2807" calcext:value-type="string">
            <text:p>0000000000000000000002807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7</text:p>
          </table:table-cell>
          <table:table-cell table:style-name="Default" office:value-type="float" office:value="4648.66" calcext:value-type="float">
            <text:p>4648.66</text:p>
          </table:table-cell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2804" calcext:value-type="string">
            <text:p>0000000000000000000002804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4</text:p>
          </table:table-cell>
          <table:table-cell table:style-name="Default" office:value-type="float" office:value="10306.95" calcext:value-type="float">
            <text:p>10306.95</text:p>
          </table:table-cell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3202" calcext:value-type="string">
            <text:p>00000000000000000000032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202</text:p>
          </table:table-cell>
          <table:table-cell table:style-name="Default" office:value-type="float" office:value="55715.02" calcext:value-type="float">
            <text:p>55715.02</text:p>
          </table:table-cell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3700" calcext:value-type="string">
            <text:p>00000000000000000000037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700</text:p>
          </table:table-cell>
          <table:table-cell table:style-name="Default" office:value-type="float" office:value="8178" calcext:value-type="float">
            <text:p>8178</text:p>
          </table:table-cell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2401" calcext:value-type="string">
            <text:p>00000000000000000000024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1</text:p>
          </table:table-cell>
          <table:table-cell table:style-name="Default" office:value-type="float" office:value="31398.05" calcext:value-type="float">
            <text:p>31398.05</text:p>
          </table:table-cell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2001" calcext:value-type="string">
            <text:p>00000000000000000000020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001</text:p>
          </table:table-cell>
          <table:table-cell table:style-name="Default" office:value-type="float" office:value="70415.1983333333" calcext:value-type="float">
            <text:p>70415.1983333333</text:p>
          </table:table-cell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2406" calcext:value-type="string">
            <text:p>0000000000000000000002406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6</text:p>
          </table:table-cell>
          <table:table-cell table:style-name="Default" office:value-type="float" office:value="37136.7" calcext:value-type="float">
            <text:p>37136.7</text:p>
          </table:table-cell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3803" calcext:value-type="string">
            <text:p>00000000000000000000038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803</text:p>
          </table:table-cell>
          <table:table-cell table:style-name="Default" office:value-type="float" office:value="53702.82" calcext:value-type="float">
            <text:p>53702.82</text:p>
          </table:table-cell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2100" calcext:value-type="string">
            <text:p>00000000000000000000021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100</text:p>
          </table:table-cell>
          <table:table-cell table:style-name="Default" office:value-type="float" office:value="14105.11" calcext:value-type="float">
            <text:p>14105.11</text:p>
          </table:table-cell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3000" calcext:value-type="string">
            <text:p>00000000000000000000030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000</text:p>
          </table:table-cell>
          <table:table-cell table:style-name="Default" office:value-type="float" office:value="38503.05" calcext:value-type="float">
            <text:p>38503.05</text:p>
          </table:table-cell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4700" calcext:value-type="string">
            <text:p>00000000000000000000047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700</text:p>
          </table:table-cell>
          <table:table-cell table:style-name="Default" office:value-type="float" office:value="29185.82" calcext:value-type="float">
            <text:p>29185.82</text:p>
          </table:table-cell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2702" calcext:value-type="string">
            <text:p>00000000000000000000027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702</text:p>
          </table:table-cell>
          <table:table-cell table:style-name="Default" office:value-type="float" office:value="14535.49" calcext:value-type="float">
            <text:p>14535.49</text:p>
          </table:table-cell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3002" calcext:value-type="string">
            <text:p>00000000000000000000030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002</text:p>
          </table:table-cell>
          <table:table-cell table:style-name="Default" office:value-type="float" office:value="38628.84" calcext:value-type="float">
            <text:p>38628.84</text:p>
          </table:table-cell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2700" calcext:value-type="string">
            <text:p>00000000000000000000027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700</text:p>
          </table:table-cell>
          <table:table-cell table:style-name="Default" office:value-type="float" office:value="57607.19" calcext:value-type="float">
            <text:p>57607.19</text:p>
          </table:table-cell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3900" calcext:value-type="string">
            <text:p>00000000000000000000039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900</text:p>
          </table:table-cell>
          <table:table-cell table:style-name="Default" office:value-type="float" office:value="11645.01" calcext:value-type="float">
            <text:p>11645.01</text:p>
          </table:table-cell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1302" calcext:value-type="string">
            <text:p>00000000000000000000013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302</text:p>
          </table:table-cell>
          <table:table-cell table:style-name="Default" office:value-type="float" office:value="4144.86" calcext:value-type="float">
            <text:p>4144.86</text:p>
          </table:table-cell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3302" calcext:value-type="string">
            <text:p>00000000000000000000033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302</text:p>
          </table:table-cell>
          <table:table-cell table:style-name="Default" office:value-type="float" office:value="16989.83" calcext:value-type="float">
            <text:p>16989.83</text:p>
          </table:table-cell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2900" calcext:value-type="string">
            <text:p>0000000000000000000002900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900</text:p>
          </table:table-cell>
          <table:table-cell table:style-name="Default" office:value-type="float" office:value="24712.2430270833" calcext:value-type="float">
            <text:p>24712.2430270833</text:p>
          </table:table-cell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4508" calcext:value-type="string">
            <text:p>0000000000000000000004508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508</text:p>
          </table:table-cell>
          <table:table-cell table:style-name="Default" office:value-type="float" office:value="22768.12" calcext:value-type="float">
            <text:p>22768.12</text:p>
          </table:table-cell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2301" calcext:value-type="string">
            <text:p>00000000000000000000023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301</text:p>
          </table:table-cell>
          <table:table-cell table:style-name="Default" office:value-type="float" office:value="168707.19" calcext:value-type="float">
            <text:p>168707.19</text:p>
          </table:table-cell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2302" calcext:value-type="string">
            <text:p>00000000000000000000023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302</text:p>
          </table:table-cell>
          <table:table-cell table:style-name="Default" office:value-type="float" office:value="22350.79" calcext:value-type="float">
            <text:p>22350.79</text:p>
          </table:table-cell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2603" calcext:value-type="string">
            <text:p>00000000000000000000026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603</text:p>
          </table:table-cell>
          <table:table-cell table:style-name="Default" office:value-type="float" office:value="40884.04" calcext:value-type="float">
            <text:p>40884.04</text:p>
          </table:table-cell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2803" calcext:value-type="string">
            <text:p>00000000000000000000028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803</text:p>
          </table:table-cell>
          <table:table-cell table:style-name="Default" office:value-type="float" office:value="13576.82" calcext:value-type="float">
            <text:p>13576.82</text:p>
          </table:table-cell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2202" calcext:value-type="string">
            <text:p>0000000000000000000002202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202</text:p>
          </table:table-cell>
          <table:table-cell table:style-name="Default" office:value-type="float" office:value="14537.24" calcext:value-type="float">
            <text:p>14537.24</text:p>
          </table:table-cell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4101" calcext:value-type="string">
            <text:p>00000000000000000000041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4101</text:p>
          </table:table-cell>
          <table:table-cell table:style-name="Default" office:value-type="float" office:value="15156.81" calcext:value-type="float">
            <text:p>15156.81</text:p>
          </table:table-cell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2703" calcext:value-type="string">
            <text:p>00000000000000000000027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703</text:p>
          </table:table-cell>
          <table:table-cell table:style-name="Default" office:value-type="float" office:value="4898.67" calcext:value-type="float">
            <text:p>4898.67</text:p>
          </table:table-cell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2201" calcext:value-type="string">
            <text:p>0000000000000000000002201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201</text:p>
          </table:table-cell>
          <table:table-cell table:style-name="Default" office:value-type="float" office:value="12226.45" calcext:value-type="float">
            <text:p>12226.45</text:p>
          </table:table-cell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2403" calcext:value-type="string">
            <text:p>00000000000000000000024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2403</text:p>
          </table:table-cell>
          <table:table-cell table:style-name="Default" office:value-type="float" office:value="197865.51" calcext:value-type="float">
            <text:p>197865.51</text:p>
          </table:table-cell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3303" calcext:value-type="string">
            <text:p>0000000000000000000003303</text:p>
          </table:table-cell>
          <table:table-cell table:number-columns-repeated="3"/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3303</text:p>
          </table:table-cell>
          <table:table-cell table:style-name="Default" office:value-type="float" office:value="40369.61" calcext:value-type="float">
            <text:p>40369.61</text:p>
          </table:table-cell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303</text:p>
          </table:table-cell>
          <table:table-cell table:style-name="Default" office:value-type="float" office:value="47243.32" calcext:value-type="float">
            <text:p>47243.32</text:p>
          </table:table-cell>
          <table:table-cell office:value-type="string" calcext:value-type="string">
            <text:p>128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FEBRERO 2014</text:p>
          </table:table-cell>
          <table:table-cell table:style-name="ce3" office:value-type="string" calcext:value-type="string">
            <text:p>1201</text:p>
          </table:table-cell>
          <table:table-cell table:style-name="ce5" office:value-type="float" office:value="26411.86" calcext:value-type="float">
            <text:p>26,411.86</text:p>
          </table:table-cell>
          <table:table-cell office:value-type="string" calcext:value-type="string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7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2-28" calcext:value-type="string">
            <text:p>2014-02-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FEBRERO 2014" calcext:value-type="string">
            <text:p>PROVISION ANTIGUEDAD PRESTACIONES SOCIALES EMPLEADOS FEBRER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2-28','---','-------------------------','PROVISION ANTIGUEDAD PRESTACIONES SOCIALES EMPLEADOS FEBRERO 2014',1,'-','----------','----------',0,0,0,0,'--','SIGESP');" calcext:value-type="string">
            <text:p>INSERT INTO sigesp_cmp VALUES('0001','SCGCMP','0','2014-02-28','---','-------------------------','PROVISION ANTIGUEDAD PRESTACIONES SOCIALES EMPLEADOS FEBRER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03:44.9346390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04:44.605596515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592" meta:object-count="0"/>
  </office:meta>
</office:document-meta>
</file>